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in" fo:margin-bottom="0.1965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How to Create a Python GUI in ROS</text:p>
      <text:p text:style-name="P1">Wyatt Newman</text:p>
      <text:p text:style-name="P1">October, 2014</text:p>
      <text:p text:style-name="Standard"/>
      <text:p text:style-name="Standard">This is a step-by-step explanation of how to create a very simple Python GUI in ROS. <text:s/>Refer to the example code in the class repository under: …/catkin/src/examples/example_guis. <text:s/>The examples here are based on prototypes courtesy of Reeve Zhong, Team HKU.</text:p>
      <text:p text:style-name="Standard"/>
      <text:p text:style-name="Standard">Before following these instructions, first create a *.ui user-interface XML description file. <text:s/>See the document “How to Design a Graphical Interface with QT Creator” for how to do this. <text:s/>Take note of the location of the UI file, mainwindow.ui (which may be renamed, if desired, to *.ui).</text:p>
      <text:p text:style-name="Standard"/>
      <text:p text:style-name="Standard">In the following, it will be assumed that we are creating a new package called “<text:span text:style-name="T1">example_button_gui</text:span>.”</text:p>
      <text:p text:style-name="Standard"></text:p>
      <text:p text:style-name="P2">Part I: Boilerplate</text:p>
      <text:p text:style-name="Standard">Setting up a new GUI package is fairly tedious.</text:p>
      <text:p text:style-name="Standard"/>
      <text:p text:style-name="Standard">In creating a new GUI package, it will be easiest to <text:span text:style-name="T1">copy/edit existing files</text:span>. <text:s/>Refer to the example in <text:span text:style-name="T1">…/catkin/src/examples/example_gui_pub</text:span> for these files. <text:s/>The name “example_gui_pub” will appear frequently in the example code, and it should be changed to reflect your new package's name. <text:s/>We first discuss copying over files and editing them to be consistent with your new package.</text:p>
      <text:p text:style-name="Standard"/>
      <text:p text:style-name="Standard"><text:span text:style-name="T2">1) <text:s/>Create your new package.</text:span> <text:s/>Navigate to the directory where your GUI source code will reside (under …/catkin/src/...). <text:s/>In this terminal, enter the following to create a new package called "example_button_gui."</text:p>
      <text:p text:style-name="Standard"/>
      <text:p text:style-name="Standard"><text:s text:c="2"/>hku_create_pkg example_button_gui rospy qt_gui rqt_gui</text:p>
      <text:p text:style-name="Standard"></text:p>
      <text:p text:style-name="Standard"></text:p>
      <text:p text:style-name="Standard"><text:span text:style-name="T2">2) Add a plugin.xml file. </text:span><text:s/>In the new package directory (.../example_button_gui, in this case), copy over an example of</text:p>
      <text:p text:style-name="Standard"><text:s text:c="2"/>plugin.xml. <text:s/>(see: <text:s/><text:a xlink:type="simple" xlink:href="http://wiki.ros.org/rqt/Tutorials/Create%20your%20new%20rqt%20plugin">http://wiki.ros.org/rqt/Tutorials/Create%20your%20new%20rqt%20plugin</text:a> for more detail/explanation regarding this file).</text:p>
      <text:p text:style-name="Standard"/>
      <text:p text:style-name="Standard"><text:s text:c="2"/>Inside this file, edit the line:</text:p>
      <text:p text:style-name="Standard"><text:s/>&lt;class name="Example Gui Pub" type="example_gui_pub._example_gui_pub_module.ExampleGuiPub" base_class_type="rqt_gui_py::Plugin"&gt;</text:p>
      <text:p text:style-name="Standard"><text:s/></text:p>
      <text:p text:style-name="Standard">Change “ Example Gui Pub” to (e.g.) “Example Btn GUI.” <text:s/>This name will show up on a list of plugins when you try to find and run your application. <text:s/>It must be a unique name among all of your plug-ins. <text:s/></text:p>
      <text:p text:style-name="Standard"></text:p>
      <text:p text:style-name="Standard">Edit the line:</text:p>
      <text:p text:style-name="Standard">example_gui_pub._example_gui_pub_module.ExampleGuiPub</text:p>
      <text:p text:style-name="Standard">to (e.g.):</text:p>
      <text:p text:style-name="Standard">example_button_gui._example_button_gui _module.ExampleBtnGUI</text:p>
      <text:p text:style-name="Standard"></text:p>
      <text:p text:style-name="Standard">This is the concatenated name of the package (example_button_gui), the module <text:soft-page-break/>(_example_button_gui_module) and class, (ExampleBtnGUI), which is used for the import statement. </text:p>
      <text:p text:style-name="Standard"></text:p>
      <text:p text:style-name="Standard">In this example,our package name is "example_button_gui". <text:s/>The designer writes a module, in this case called <text:s/>_example_button_gui_module.py, and within this module a class name is defined, in this case: <text:s/>ExampleBtnGUI. <text:s text:c="2"/>(we will need to refer to these module and class names in Part II below).</text:p>
      <text:p text:style-name="Standard"></text:p>
      <text:p text:style-name="Standard">In plugin.xml, also edit the line:</text:p>
      <text:p text:style-name="Standard"><text:s text:c="6"/>&lt;label&gt;Example Gui Pub&lt;/label&gt;</text:p>
      <text:p text:style-name="Standard">to (e.g.):</text:p>
      <text:p text:style-name="Standard"><text:s text:c="2"/>&lt;label&gt;Example Button Gui&lt;/label&gt;</text:p>
      <text:p text:style-name="Standard"></text:p>
      <text:p text:style-name="Standard">The next line:</text:p>
      <text:p text:style-name="Standard"><text:s text:c="6"/>&lt;statustip&gt;Simple GUI to start LIDAR spinning&lt;/statustip&gt;</text:p>
      <text:p text:style-name="Standard">should display the message "Simple GUI to greet the worldSimple GUI to start LIDAR spinning" when hovering over the plugin label. <text:s/>However, this does not seem to be working.</text:p>
      <text:p text:style-name="Standard"></text:p>
      <text:p text:style-name="Standard"><text:span text:style-name="T2">3) Create a ui directory.</text:span> <text:s/>Create a directory under your package name (example_button_gui, in this case), called "ui":</text:p>
      <text:p text:style-name="Standard"><text:s text:c="3"/>roscd <text:s/>example_button_gui</text:p>
      <text:p text:style-name="Standard"><text:s text:c="3"/>mkdir ui</text:p>
      <text:p text:style-name="Standard"></text:p>
      <text:p text:style-name="Standard"><text:span text:style-name="T2">4) Create a "scripts" directory.</text:span> <text:s/>Create this directory within your package; e.g., for the example package example_button_gui:</text:p>
      <text:p text:style-name="Standard"><text:s text:c="2"/>roscd <text:s/>example_button_gui</text:p>
      <text:p text:style-name="Standard"><text:s text:c="2"/>mkdir scripts</text:p>
      <text:p text:style-name="Standard"></text:p>
      <text:p text:style-name="Standard"><text:span text:style-name="T2">5) Create a src directory. </text:span><text:s/>Create a subdirectory under src with the same name as your package; in this example:</text:p>
      <text:p text:style-name="Standard"><text:s text:c="2"/>roscd example_button_gui/src</text:p>
      <text:p text:style-name="Standard"><text:s text:c="2"/>mkdir example_button_gui</text:p>
      <text:p text:style-name="Standard"></text:p>
      <text:p text:style-name="Standard"><text:span text:style-name="T2">6) Add your ui file.</text:span> <text:s/>Copy your *.ui file into the "ui" directory. <text:s/>To help clarify, rename this file “example_button_gui.ui”.</text:p>
      <text:p text:style-name="Standard">As noted in the document “How to Design a Graphical Interface with QT Creator,” looking inside this file, there will be a line referring to the button widget's object name, e.g. “simpleBtnDemo” from the example. <text:s/>(For more interesting GUI designs, there will be multiple widgets with distinct object names). <text:s/>The name will appear something like this:</text:p>
      <text:p text:style-name="Standard"><text:s text:c="6"/>&lt;widget class="QPushButton" name="simpleBtnDemo"&gt;</text:p>
      <text:p text:style-name="Standard"></text:p>
      <text:p text:style-name="Standard"><text:s/>We will need to refer to this name (or these names, for multiple widgets) to write callbacks to respond to user interactions (e.g. button clicks). <text:s/>(See Part II, below)</text:p>
      <text:p text:style-name="Standard"/>
      <text:p text:style-name="Standard"><text:span text:style-name="T2">7) Add a setup.py file. </text:span><text:s/>Copy the example file “setup.py” into your package directory. <text:s/>Edit setup.py to change: <text:s text:c="5"/><text:tab/></text:p>
      <text:p text:style-name="Standard"><text:tab/>packages=['example_gui_pub'],</text:p>
      <text:p text:style-name="Standard"><text:s text:c="2"/>to your new package's name:</text:p>
      <text:p text:style-name="Standard"><text:s/><text:tab/> packages=['example_button_gui'],</text:p>
      <text:p text:style-name="Standard"/>
      <text:p text:style-name="Standard"></text:p>
      <text:p text:style-name="Standard"><text:soft-page-break/><text:span text:style-name="T2">8) Add a top-level Python file.</text:span> <text:s/>Copy an example python program into your "scripts" directory from another gui package's "scripts" folder, e.g. use “example_gui_pub.py” (or from here: <text:a xlink:type="simple" xlink:href="http://wiki.ros.org/rqt/Tutorials/Writing%20a%20Python%20Plugin">http://wiki.ros.org/rqt/Tutorials/Writing%20a%20Python%20Plugin</text:a>). <text:s/>Rename this file to match your new package name:</text:p>
      <text:p text:style-name="Standard"><text:s text:c="3"/>example_button_gui.py</text:p>
      <text:p text:style-name="Standard"><text:s text:c="3"/></text:p>
      <text:p text:style-name="Standard">Edit this file: </text:p>
      <text:p text:style-name="Standard"><text:s text:c="2"/>the line:</text:p>
      <text:p text:style-name="Standard"><text:s text:c="4"/>from example_gui_pub import _example_gui_pub_module</text:p>
      <text:p text:style-name="Standard"><text:s/>should be changed to:</text:p>
      <text:p text:style-name="Standard"><text:tab/>from example_button_gui import _example_button_gui_module</text:p>
      <text:p text:style-name="Standard"></text:p>
      <text:p text:style-name="Standard">The first name is your package name, and the second name is the name of the module that you will write (see step xxx, below). <text:s/>By convention, we will use the same root name as your package, prepend a “_” symbol, and post-pend “_module.”</text:p>
      <text:p text:style-name="Standard"></text:p>
      <text:p text:style-name="Standard">Additionally in this file, edit the line: <text:s text:c="2"/></text:p>
      <text:p text:style-name="Standard"><text:s text:c="3"/>plugin = 'ExampleGuiPub'</text:p>
      <text:p text:style-name="Standard"></text:p>
      <text:p text:style-name="Standard">Change this to (e.g.):</text:p>
      <text:p text:style-name="Standard"><text:s text:c="3"/>plugin = 'ExampleBtnGUI'</text:p>
      <text:p text:style-name="Standard"/>
      <text:p text:style-name="Standard">The new name above should match the class name used in step 2: <text:s text:c="3"/><text:tab/>example_button_gui._example_button_gui _module.ExampleBtnGUI</text:p>
      <text:p text:style-name="Standard"/>
      <text:p text:style-name="Standard"><text:s text:c="3"/>This must also match the class name in your module, described below in Part II.</text:p>
      <text:p text:style-name="Standard"></text:p>
      <text:p text:style-name="Standard"><text:span text:style-name="T2">9) <text:s/>Add an init file.</text:span> <text:s/>Create an init script in your src subdirectory:</text:p>
      <text:p text:style-name="Standard"><text:s text:c="2"/>roscd example_button_gui/src/ example_button_gui</text:p>
      <text:p text:style-name="Standard"><text:s text:c="2"/>touch __init__.py</text:p>
      <text:p text:style-name="Standard"></text:p>
      <text:p text:style-name="Standard"><text:s text:c="4"/>This will create a file with the above name. <text:s/>This file is empty, but its existence is necessary to inform Python to treat the directory as containing executable Python code.</text:p>
      <text:p text:style-name="Standard"></text:p>
      <text:p text:style-name="Standard"><text:span text:style-name="T2">10) Edit CMakeLists.txt</text:span>:</text:p>
      <text:p text:style-name="Standard">This file was created by hku_create_pkg. <text:s/>You will see the lines:</text:p>
      <text:p text:style-name="Standard"><text:tab/>project(example_button_gui)</text:p>
      <text:p text:style-name="Standard"><text:tab/>find_package(catkin_simple REQUIRED)</text:p>
      <text:p text:style-name="Standard"><text:tab/>catkin_simple()</text:p>
      <text:p text:style-name="Standard"/>
      <text:p text:style-name="Standard">However, you need to manually insert the line “catkin_python_setup(), so it reads: </text:p>
      <text:p text:style-name="Standard"><text:tab/>project(example_button_gui)</text:p>
      <text:p text:style-name="Standard"><text:tab/>find_package(catkin_simple REQUIRED)</text:p>
      <text:p text:style-name="Standard"><text:tab/>catkin_python_setup()</text:p>
      <text:p text:style-name="Standard"><text:tab/>catkin_simple()</text:p>
      <text:p text:style-name="Standard"/>
      <text:p text:style-name="Standard"><text:span text:style-name="T2">11) <text:s/>Copy over example module code.</text:span> <text:s/>Navigate to the directory: <text:s/></text:p>
      <text:p text:style-name="Standard"><text:s text:c="4"/>roscd <text:s text:c="3"/>example_button_gui/src/example_button_gui</text:p>
      <text:p text:style-name="Standard"/>
      <text:p text:style-name="Standard"><text:soft-page-break/>In this subdirectory, copy in an example module file from: </text:p>
      <text:p text:style-name="Standard">…/example_gui/pub/src/example_gui_pub/_example_gui_pub_module.py</text:p>
      <text:p text:style-name="Standard">(or copy from: <text:s/>http://wiki.ros.org/rqt/Tutorials/Writing%20a%20Python%20Plugin).</text:p>
      <text:p text:style-name="Standard"/>
      <text:p text:style-name="Standard">Change the name of this file in your package to: </text:p>
      <text:p text:style-name="Standard"><text:s text:c="3"/>_example_button_gui_module.py</text:p>
      <text:p text:style-name="Standard"/>
      <text:p text:style-name="Standard">This completes the preparing a new package, and you are now ready to write your code.</text:p>
      <text:p text:style-name="Standard"><text:s text:c="2"/></text:p>
      <text:p text:style-name="Standard"/>
      <text:p text:style-name="Standard"><text:span text:style-name="T1">Part II: Writing the Module Code:</text:span></text:p>
      <text:p text:style-name="Standard"><text:span text:style-name="T1"/></text:p>
      <text:p text:style-name="Standard">This is where the interesting work is done. <text:s/>Edit the file:</text:p>
      <text:p text:style-name="Standard"><text:s/>_example_button_gui_module.py</text:p>
      <text:p text:style-name="Standard"></text:p>
      <text:p text:style-name="Standard"><text:s text:c="2"/>This name of this module must match the module name in step (2) of Part I.</text:p>
      <text:p text:style-name="Standard"></text:p>
      <text:p text:style-name="Standard"><text:span text:style-name="T2">Edit the class name</text:span>. <text:s/>Change:</text:p>
      <text:p text:style-name="Standard"><text:tab/>class ExampleGuiPub(Plugin):</text:p>
      <text:p text:style-name="Standard">to:</text:p>
      <text:p text:style-name="Standard"><text:tab/>class ExampleBtnGUI(Plugin):</text:p>
      <text:p text:style-name="Standard">(consistent with step 2 of Part I, above).</text:p>
      <text:p text:style-name="Standard"></text:p>
      <text:p text:style-name="Standard"><text:span text:style-name="T2">Edit these lines: </text:span>Use the same name in editing the following lines:</text:p>
      <text:p text:style-name="Standard"><text:s text:c="8"/>super(ExampleBtnGUI, self).__init__(context)</text:p>
      <text:p text:style-name="Standard"><text:s text:c="8"/># Give QObjects reasonable names</text:p>
      <text:p text:style-name="Standard"><text:s text:c="8"/>self.setObjectName('ExampleBtnGUI')</text:p>
      <text:p text:style-name="Standard"/>
      <text:p text:style-name="Standard"><text:span text:style-name="T2">Edit the following lines to point to the UI directory.</text:span> <text:s/>Use your package name, and the name of the *.ui file in your /ui directory (renamed <text:s/>example_button_gui.ui in step 6 of Part I, above).</text:p>
      <text:p text:style-name="Standard"><text:s text:c="8"/># Get path to UI file which is a sibling of this file <text:s text:c="2"/></text:p>
      <text:p text:style-name="Standard"><text:s text:c="8"/># put your package name in the argument: <text:s text:c="4"/></text:p>
      <text:p text:style-name="Standard"><text:s text:c="8"/>pkg_dir = roslib.packages.get_pkg_dir('e<text:span text:style-name="T3">xample_button_gui</text:span>')</text:p>
      <text:p text:style-name="Standard"><text:s text:c="8"/>#put the user-interface file name in the argument below</text:p>
      <text:p text:style-name="Standard"><text:s text:c="8"/>ui_file_path = os.path.join(pkg_dir, 'ui/<text:span text:style-name="T3">example_button_gui</text:span>.ui') </text:p>
      <text:p text:style-name="Standard"></text:p>
      <text:p text:style-name="Standard">optionally, change name in this line:</text:p>
      <text:p text:style-name="Standard"><text:s text:c="8"/># Give QObjects reasonable names</text:p>
      <text:p text:style-name="Standard"><text:s text:c="8"/>self._widget.setObjectName('ExampleGuiUi')</text:p>
      <text:p text:style-name="Standard"></text:p>
      <text:p text:style-name="Standard"><text:span text:style-name="T2">Connect the button action to a callback function: </text:span><text:span text:style-name="T4">R</text:span>efer to the name(s) assigned to GUI objects, as per the *.ui file: simpleBtnDemo, in this case, and establish a name for the callback function to be associated with this button being clicked, e.g. btn_clicked_CB. <text:s/>Use these two names in the edited code, as below:</text:p>
      <text:p text:style-name="Standard"><text:s text:c="8"/># Now Set up our own interface:</text:p>
      <text:p text:style-name="Standard"><text:s text:c="8"/># ==&gt; Connect the button to a functions</text:p>
      <text:p text:style-name="Standard"><text:s text:c="8"/># specify the name of the function to be written as the callback—e.g., <text:s/>btn_clicked_CB.</text:p>
      <text:p text:style-name="Standard"><text:s text:c="8"/>self._widget.simpleBtnDemo.clicked.connect(self.btn_clicked_CB )</text:p>
      <text:p text:style-name="Standard"></text:p>
      <text:p text:style-name="Standard"><text:soft-page-break/><text:s/>this links the widget "simpleBtnDemo" to a callback function we will write, in this case called "btn_clicked_CB"</text:p>
      <text:p text:style-name="Standard"></text:p>
      <text:p text:style-name="Standard"><text:span text:style-name="T2">Write the callback function</text:span> Compose a fuction called "btn_clicked_CB"; <text:s/>here is an example:</text:p>
      <text:p text:style-name="Standard"><text:s text:c="3"/>def btn_clicked_CB(self):</text:p>
      <text:p text:style-name="Standard"><text:s text:c="8"/>#print text in terminal</text:p>
      <text:p text:style-name="Standard"><text:s text:c="8"/>print "Hello World"</text:p>
      <text:p text:style-name="Standard"><text:s text:c="8"/>#printing text in the ui label box</text:p>
      <text:p text:style-name="Standard"><text:s text:c="8"/>self._widget.StatusReturn.setText('Hello, World')</text:p>
      <text:p text:style-name="Standard"></text:p>
      <text:p text:style-name="Standard"><text:s text:c="2"/>Here is a more complex example. <text:s/>Upon click of the button, it publishes a message to the topic </text:p>
      <text:p text:style-name="Standard">"multisense_sl/set_spindle_speed" with the argument 3.0 using message type: std_msgs/Float64.</text:p>
      <text:p text:style-name="Standard">(rqrs addl line at top: from std_msgs.msg import Float64)</text:p>
      <text:p text:style-name="Standard"></text:p>
      <text:p text:style-name="Standard"><text:s text:c="3"/>def btn_clicked_CB(self):</text:p>
      <text:p text:style-name="Standard"><text:s text:c="8"/>#set the desired spindle-speed value in variable: spin_speed</text:p>
      <text:p text:style-name="Standard"><text:s text:c="8"/>spin_speed = 3.0</text:p>
      <text:p text:style-name="Standard"><text:s text:c="8"/>self._widget.StatusReturn.setText('set LIDAR speed to ' + str(spin_speed))</text:p>
      <text:p text:style-name="Standard"><text:s text:c="8"/>#publish the data to multisense_sl</text:p>
      <text:p text:style-name="Standard"><text:tab/>#instantiate a publisher object in ROS, with specified topic and message type: <text:s text:c="7"/></text:p>
      <text:p text:style-name="Standard"><text:s text:c="8"/>self.pub = rospy.Publisher('multisense_sl/set_spindle_speed', Float64, queue_size=10) <text:s/></text:p>
      <text:p text:style-name="Standard"><text:s text:c="8"/>#use this publisher to send the desired message <text:s text:c="3"/></text:p>
      <text:p text:style-name="Standard"><text:s text:c="8"/>self.pub.publish(spin_speed)</text:p>
      <text:p text:style-name="Standard"></text:p>
      <text:p text:style-name="Standard">This completes writing your callback code. <text:s/></text:p>
      <text:p text:style-name="Standard"/>
      <text:p text:style-name="P4">Note: rather than creating a publisher in a callback every time you want to publish a message, <text:s/>it should be more reliable to create it in the class __init__() and assign it to e.g. self.pub.</text:p>
      <text:p text:style-name="P4">To extend this simple example to more interesting cases, you can review the available widget options. <text:s/>The widget library that rqt wraps is Qt4 using PyQt4. A full reference to the classes and methods is available here: <text:a xlink:type="simple" xlink:href="http://pyqt.sourceforge.net/Docs/PyQt4/classes.html" office:target-frame-name="_blank" xlink:show="new">http://pyqt.sourceforge.net/Docs/PyQt4/classes.html</text:a> . The names of elements available in the UI editor should correspond to class names in that list.</text:p>
      <text:p text:style-name="P2">Running your GUI Application: </text:p>
      <text:p text:style-name="Standard">You can start up your GUI application within “rqt” as follows:</text:p>
      <text:p text:style-name="Standard"/>
      <text:p text:style-name="Standard">In a terminal window, enter:</text:p>
      <text:p text:style-name="Standard"><text:s text:c="5"/>rqt --force-discover</text:p>
      <text:p text:style-name="Standard"><text:s text:c="2"/>(see: http://wiki.ros.org/rqt/UserGuide#Running_rqt for more details and options; usually, just “rqt” will work, but new applications may require “forcing” discovering the first time)</text:p>
      <text:p text:style-name="Standard"/>
      <text:p text:style-name="Standard">A window will pop up. <text:s/>Under the menu item "Plugins", select your new GUI name. <text:s/>This would be Example Btn GUI , as chosen in step-2 of Part I, above.</text:p>
      <text:p text:style-name="Standard"/>
      <text:p text:style-name="Standard">Your new application will appear. <text:s/>Click your graphical button to invoke your callback-function response (e.g., to start Atlas's LIDAR spinning).</text:p>
      <text:p text:style-name="Standard"/>
      <text:p text:style-name="Standard">Alternatively, you can run your GUI from a command line, or start it up from a launch file. <text:s/>To do so, <text:soft-page-break/>in a terminal, enter this command (using your package name, <text:s/>example_button_gui):</text:p>
      <text:p text:style-name="Standard"/>
      <text:p text:style-name="Standard">rosrun <text:s/>example_button_gui <text:s/>example_button_gui.py</text:p>
      <text:p text:style-name="Standard"/>
      <text:p text:style-name="Standard">Running GUI's from the command line is enabled by steps 7 and 10 in part I above. <text:s/>However, some odd behavior has been observed with this (works for some packages and not others). <text:s/>Additional steps/edits may be added to these instructions to correct this behavior.</text:p>
      <text:p text:style-name="Standard"><text:s text:c="3"/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4-10-13T19:06:10</meta:creation-date>
    <dc:date>2014-10-13T20:45:53</dc:date>
    <dc:creator>Wyatt Newman</dc:creator>
    <meta:editing-duration>PT1H34M2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6" meta:paragraph-count="181" meta:word-count="1566" meta:character-count="11380" meta:non-whitespace-character-count="9409"/>
  </office:meta>
</office:document-meta>
</file>